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AA00000197B87427116B003301.png" manifest:media-type="image/png"/>
  <manifest:file-entry manifest:full-path="Pictures/10004CC100002C0E00002A1591AF2D416F763127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ZurichBTExtraCondensed1" svg:font-family="ZurichBTExtraCondensed"/>
    <style:font-face style:name="DejaVu Sans1" svg:font-family="'DejaVu Sans'" style:font-pitch="variable"/>
    <style:font-face style:name="Zurich" svg:font-family="Zurich" style:font-pitch="variable"/>
    <style:font-face style:name="ZurichBTExtraCondensed" svg:font-family="ZurichBTExtraCondensed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Cyberbit" svg:font-family="'Bitstream Cyberbit'" style:font-family-generic="system" style:font-pitch="variable"/>
    <style:font-face style:name="DejaVu Sans2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5cm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Zurich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style:font-name="Zurich" fo:font-size="12pt" style:font-size-asian="12pt" style:font-size-complex="12pt"/>
    </style:style>
    <style:style style:name="T1" style:family="text">
      <style:text-properties style:font-name="Zurich" fo:font-size="12pt" style:font-size-asian="12pt" style:font-size-complex="12pt"/>
    </style:style>
    <style:style style:name="T2" style:family="text">
      <style:text-properties style:text-position="33% 58%" style:font-name="Zurich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6cm" svg:height="3.6cm" svg:x="1.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2.2cm" svg:y="2.1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2.3cm" svg:y="3.7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4" draw:text-style-name="P1" draw:layer="layout" svg:width="3.6cm" svg:height="3.6cm" svg:x="1.501cm" svg:y="6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2.201cm" svg:y="6.701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2.301cm" svg:y="8.301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5" draw:text-style-name="P1" draw:layer="layout" svg:width="3.6cm" svg:height="3.6cm" svg:x="1.502cm" svg:y="10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2.202cm" svg:y="11.302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2.302cm" svg:y="12.902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6" draw:text-style-name="P1" draw:layer="layout" svg:width="3.6cm" svg:height="3.6cm" svg:x="1.503cm" svg:y="15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2.203cm" svg:y="15.903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2.303cm" svg:y="17.503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7" draw:text-style-name="P1" draw:layer="layout" svg:width="3.6cm" svg:height="3.6cm" svg:x="1.504cm" svg:y="1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2.204cm" svg:y="20.504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2.304cm" svg:y="22.104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8" draw:text-style-name="P1" draw:layer="layout" svg:width="3.6cm" svg:height="3.6cm" svg:x="1.5cm" svg:y="2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2.2cm" svg:y="25.1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2.3cm" svg:y="26.7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9" draw:text-style-name="P1" draw:layer="layout" svg:width="3.6cm" svg:height="3.6cm" svg:x="6.101cm" svg:y="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6.801cm" svg:y="2.101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6.901cm" svg:y="3.701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0" draw:text-style-name="P1" draw:layer="layout" svg:width="3.6cm" svg:height="3.6cm" svg:x="6.102cm" svg:y="6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6.802cm" svg:y="6.702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6.902cm" svg:y="8.302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1" draw:text-style-name="P1" draw:layer="layout" svg:width="3.6cm" svg:height="3.6cm" svg:x="6.103cm" svg:y="10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6.803cm" svg:y="11.303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6.903cm" svg:y="12.903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2" draw:text-style-name="P1" draw:layer="layout" svg:width="3.6cm" svg:height="3.6cm" svg:x="6.104cm" svg:y="15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6.804cm" svg:y="15.904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6.904cm" svg:y="17.504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3" draw:text-style-name="P1" draw:layer="layout" svg:width="3.6cm" svg:height="3.6cm" svg:x="6.105cm" svg:y="1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6.805cm" svg:y="20.505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6.905cm" svg:y="22.105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4" draw:text-style-name="P1" draw:layer="layout" svg:width="3.6cm" svg:height="3.6cm" svg:x="6.101cm" svg:y="2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6.801cm" svg:y="25.101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6.901cm" svg:y="26.701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5" draw:text-style-name="P1" draw:layer="layout" svg:width="3.6cm" svg:height="3.6cm" svg:x="10.702cm" svg:y="1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11.402cm" svg:y="2.102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11.502cm" svg:y="3.702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6" draw:text-style-name="P1" draw:layer="layout" svg:width="3.6cm" svg:height="3.6cm" svg:x="10.703cm" svg:y="6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11.403cm" svg:y="6.703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11.503cm" svg:y="8.303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7" draw:text-style-name="P1" draw:layer="layout" svg:width="3.6cm" svg:height="3.6cm" svg:x="10.704cm" svg:y="10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11.404cm" svg:y="11.304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11.504cm" svg:y="12.904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8" draw:text-style-name="P1" draw:layer="layout" svg:width="3.6cm" svg:height="3.6cm" svg:x="10.705cm" svg:y="15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11.405cm" svg:y="15.905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11.505cm" svg:y="17.505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9" draw:text-style-name="P1" draw:layer="layout" svg:width="3.6cm" svg:height="3.6cm" svg:x="10.706cm" svg:y="1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11.406cm" svg:y="20.506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11.506cm" svg:y="22.106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20" draw:text-style-name="P1" draw:layer="layout" svg:width="3.6cm" svg:height="3.6cm" svg:x="10.702cm" svg:y="24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11.402cm" svg:y="25.102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11.502cm" svg:y="26.702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21" draw:text-style-name="P1" draw:layer="layout" svg:width="3.6cm" svg:height="3.6cm" svg:x="15.303cm" svg:y="1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16.003cm" svg:y="2.103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16.103cm" svg:y="3.703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22" draw:text-style-name="P1" draw:layer="layout" svg:width="3.6cm" svg:height="3.6cm" svg:x="15.304cm" svg:y="6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16.004cm" svg:y="6.704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16.104cm" svg:y="8.304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23" draw:text-style-name="P1" draw:layer="layout" svg:width="3.6cm" svg:height="3.6cm" svg:x="15.305cm" svg:y="1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16.005cm" svg:y="11.305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16.105cm" svg:y="12.905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24" draw:text-style-name="P1" draw:layer="layout" svg:width="3.6cm" svg:height="3.6cm" svg:x="15.306cm" svg:y="15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16.006cm" svg:y="15.906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16.106cm" svg:y="17.506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25" draw:text-style-name="P1" draw:layer="layout" svg:width="3.6cm" svg:height="3.6cm" svg:x="15.307cm" svg:y="19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16.007cm" svg:y="20.507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16.107cm" svg:y="22.107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26" draw:text-style-name="P1" draw:layer="layout" svg:width="3.6cm" svg:height="3.6cm" svg:x="15.303cm" svg:y="24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16.003cm" svg:y="25.103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16.103cm" svg:y="26.703cm">
            <draw:text-box>
              <text:p text:style-name="P3"><text:span text:style-name="T1">gentoo linux</text:span><text:span text:style-name="T2">T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ZurichBTExtraCondensed1" svg:font-family="ZurichBTExtraCondensed"/>
    <style:font-face style:name="DejaVu Sans1" svg:font-family="'DejaVu Sans'" style:font-pitch="variable"/>
    <style:font-face style:name="Zurich" svg:font-family="Zurich" style:font-pitch="variable"/>
    <style:font-face style:name="ZurichBTExtraCondensed" svg:font-family="ZurichBTExtraCondensed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Cyberbit" svg:font-family="'Bitstream Cyberbit'" style:font-family-generic="system" style:font-pitch="variable"/>
    <style:font-face style:name="DejaVu Sans2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Bitstream Cyberbit" style:font-family-asian="'Bitstream Cyberbit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5-21T19:28:28</meta:creation-date>
    <dc:date>2020-01-31T01:01:22.570735464</dc:date>
    <meta:editing-duration>PT31M18S</meta:editing-duration>
    <meta:editing-cycles>9</meta:editing-cycles>
    <meta:generator>LibreOffice/6.3.4.2.0$Linux_X86_64 LibreOffice_project/30$Build-2</meta:generator>
    <meta:document-statistic meta:object-count="96"/>
  </office:meta>
</office:document-meta>
</file>